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3" style:family="table-cell" style:data-style-name="N36">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paragraph-properties fo:text-align="center" style:justify-single-word="false"/>
      <style:text-properties style:font-name="Tahoma1" fo:font-size="12pt" style:font-size-asian="12pt" style:font-size-complex="12pt"/>
    </style:style>
    <style:style style:name="P5"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6" style:family="paragraph" style:parent-style-name="Table_20_Contents">
      <style:text-properties fo:font-style="italic" style:font-style-asian="italic" style:font-style-complex="italic"/>
    </style:style>
    <style:style style:name="P7" style:family="paragraph" style:parent-style-name="Spec_20_-_20_Paragraphe_20_standard">
      <style:paragraph-properties fo:margin-left="0cm" fo:margin-right="0cm" fo:text-indent="0cm" style:auto-text-indent="false"/>
    </style:style>
    <style:style style:name="P8"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9" style:family="paragraph" style:parent-style-name="Spec_20_-_20_Sous-titre_20_du_20_document">
      <style:text-properties fo:color="#000000"/>
    </style:style>
    <style:style style:name="P10" style:family="paragraph" style:parent-style-name="Text_20_body">
      <style:text-properties style:font-name-asian="MS Mincho" style:font-name-complex="Tahoma3"/>
    </style:style>
    <style:style style:name="P11" style:family="paragraph" style:parent-style-name="Text_20_body">
      <style:text-properties style:font-name="Colibri" fo:font-size="11pt" style:font-name-asian="MS Mincho" style:font-size-asian="11pt" style:font-name-complex="Tahoma3" style:font-size-complex="11pt"/>
    </style:style>
    <style:style style:name="P12" style:family="paragraph" style:parent-style-name="Spec_20_-_20_Table_20_des_20_matières_20_-_20_Titre">
      <style:paragraph-properties fo:break-before="page"/>
    </style:style>
    <style:style style:name="P13"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4"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5"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6" style:family="paragraph" style:parent-style-name="Text_20_body" style:list-style-name="L2"/>
    <style:style style:name="P17" style:family="paragraph" style:parent-style-name="Text_20_body">
      <style:text-properties style:font-name-asian="MS Mincho" style:font-name-complex="Tahoma3"/>
    </style:style>
    <style:style style:name="P18" style:family="paragraph" style:parent-style-name="Text_20_body" style:list-style-name="L1">
      <style:paragraph-properties fo:margin-top="0cm" fo:margin-bottom="0cm"/>
    </style:style>
    <style:style style:name="P19" style:family="paragraph" style:parent-style-name="Heading_20_1">
      <style:paragraph-properties fo:break-before="page"/>
    </style:style>
    <style:style style:name="P20" style:family="paragraph" style:parent-style-name="Heading_20_3">
      <style:text-properties fo:font-size="14pt" style:font-size-asian="14pt" style:font-size-complex="14pt"/>
    </style:style>
    <style:style style:name="P21" style:family="paragraph" style:parent-style-name="Heading_20_2">
      <style:text-properties fo:font-size="16pt" style:font-size-asian="16pt" style:font-size-complex="16pt"/>
    </style:style>
    <style:style style:name="P22" style:family="paragraph" style:parent-style-name="Heading_20_2">
      <style:paragraph-properties fo:break-before="page"/>
    </style:style>
    <style:style style:name="T1" style:family="text">
      <style:text-properties officeooo:rsid="0002a306"/>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8">Évaluation des scénarios</text:p>
      <text:p text:style-name="P9">Mise en œuvre</text:p>
      <text:p text:style-name="Spec_20_-_20_Sous-titre_20_du_20_document"/>
      <text:p text:style-name="P7"/>
      <text:p text:style-name="P7"/>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text:p>
      <text:p text:style-name="Spec_20_-_20_Informations_20_2_20_de_20_première_20_page">De Potter Jérome</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4">Référence</text:p>
          </table:table-cell>
          <table:table-cell table:style-name="Tableau2.A1" office:value-type="string">
            <text:p text:style-name="P5">NOM DOC REF</text:p>
          </table:table-cell>
          <table:table-cell table:style-name="Tableau2.A1" office:value-type="string">
            <text:p text:style-name="P4">Version</text:p>
          </table:table-cell>
          <table:table-cell table:style-name="Tableau2.D1" office:value-type="float" office:value="36526">
            <text:p text:style-name="P4">1.0</text:p>
          </table:table-cell>
        </table:table-row>
        <table:table-row>
          <table:table-cell table:style-name="Tableau2.A2" office:value-type="string">
            <text:p text:style-name="P4">Avancement</text:p>
          </table:table-cell>
          <table:table-cell table:style-name="Tableau2.A2" office:value-type="string">
            <text:p text:style-name="P5">Terminé/En cours</text:p>
          </table:table-cell>
          <table:table-cell table:style-name="Tableau2.C2" table:number-rows-spanned="2" table:number-columns-spanned="2" office:value-type="string">
            <text:p text:style-name="P5">VALIDÉ/NON VALIDÉ</text:p>
          </table:table-cell>
          <table:covered-table-cell/>
        </table:table-row>
        <table:table-row>
          <table:table-cell table:style-name="Tableau2.A2" office:value-type="string">
            <text:p text:style-name="P4">Dernière mise à jour</text:p>
          </table:table-cell>
          <table:table-cell table:style-name="Tableau2.B3" office:value-type="date" office:date-value="2011-01-05">
            <text:p text:style-name="P5">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6">01/05/11</text:p>
          </table:table-cell>
          <table:table-cell table:style-name="Tableau3.A2" office:value-type="string">
            <text:p text:style-name="Table_20_Contents">Responsable</text:p>
          </table:table-cell>
          <table:table-cell table:style-name="Tableau3.D2" office:value-type="string">
            <text:p text:style-name="P6">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12">Table des matières</text:p>
          </text:index-title>
          <text:p text:style-name="P13">1 <text:s text:c="2"/>Historique du document<text:tab/><text:a xlink:type="simple" xlink:href="#__RefHeading__488_297275160" text:style-name="Internet_20_link" text:visited-style-name="Internet_20_link">4</text:a></text:p>
          <text:p text:style-name="P13">2 <text:s text:c="2"/>Introduction<text:tab/><text:a xlink:type="simple" xlink:href="#__RefHeading__494_297275160" text:style-name="Internet_20_link" text:visited-style-name="Internet_20_link">5</text:a></text:p>
          <text:p text:style-name="P14">2.1 <text:s/>Présentation du projet<text:tab/><text:a xlink:type="simple" xlink:href="#__RefHeading__498_297275160" text:style-name="Internet_20_link" text:visited-style-name="Internet_20_link">5</text:a></text:p>
          <text:p text:style-name="P15">2.1.1 <text:s/>Contexte<text:tab/><text:a xlink:type="simple" xlink:href="#__RefHeading__500_297275160" text:style-name="Internet_20_link" text:visited-style-name="Internet_20_link">5</text:a></text:p>
          <text:p text:style-name="P15">2.1.2 <text:s/>Objectifs <text:tab/><text:a xlink:type="simple" xlink:href="#__RefHeading__390_1336058694" text:style-name="Internet_20_link" text:visited-style-name="Internet_20_link">5</text:a></text:p>
          <text:p text:style-name="P14">2.2 <text:s/>Présentation du document <text:tab/><text:a xlink:type="simple" xlink:href="#__RefHeading__392_1336058694" text:style-name="Internet_20_link" text:visited-style-name="Internet_20_link">5</text:a></text:p>
          <text:p text:style-name="P14">2.3 <text:s/>Document applicables/Documents de référence <text:tab/><text:a xlink:type="simple" xlink:href="#__RefHeading__394_1336058694" text:style-name="Internet_20_link" text:visited-style-name="Internet_20_link">5</text:a></text:p>
          <text:p text:style-name="P15">2.3.1 <text:s/>Documents applicables <text:tab/><text:a xlink:type="simple" xlink:href="#__RefHeading__396_1336058694" text:style-name="Internet_20_link" text:visited-style-name="Internet_20_link">5</text:a></text:p>
          <text:p text:style-name="P15">2.3.2 <text:s/>Documents de référence <text:tab/><text:a xlink:type="simple" xlink:href="#__RefHeading__398_1336058694" text:style-name="Internet_20_link" text:visited-style-name="Internet_20_link">5</text:a></text:p>
          <text:p text:style-name="P14">2.4 <text:s/>Terminologie et Abréviations <text:tab/><text:a xlink:type="simple" xlink:href="#__RefHeading__400_1336058694" text:style-name="Internet_20_link" text:visited-style-name="Internet_20_link">5</text:a></text:p>
          <text:p text:style-name="P13">3 <text:s text:c="2"/>Délai de mise en œuvre<text:tab/><text:a xlink:type="simple" xlink:href="#__RefHeading__402_1336058694" text:style-name="Internet_20_link" text:visited-style-name="Internet_20_link">6</text:a></text:p>
          <text:p text:style-name="P13">4 <text:s text:c="2"/>Délai d'adaptation au nouveau SI<text:tab/><text:a xlink:type="simple" xlink:href="#__RefHeading__404_1336058694" text:style-name="Internet_20_link" text:visited-style-name="Internet_20_link">6</text:a></text:p>
          <text:p text:style-name="P13">5 <text:s text:c="2"/>Impact sur l'organisation<text:tab/><text:a xlink:type="simple" xlink:href="#__RefHeading__1777_1810149720" text:style-name="Internet_20_link" text:visited-style-name="Internet_20_link">6</text:a></text:p>
          <text:p text:style-name="P14">5.1 <text:s text:c="2"/>Des structures<text:tab/><text:a xlink:type="simple" xlink:href="#__RefHeading__1779_1810149720" text:style-name="Internet_20_link" text:visited-style-name="Internet_20_link">6</text:a></text:p>
          <text:p text:style-name="P14">5.2 <text:s text:c="2"/>Des processus<text:tab/><text:a xlink:type="simple" xlink:href="#__RefHeading__1781_1810149720" text:style-name="Internet_20_link" text:visited-style-name="Internet_20_link">7</text:a></text:p>
          <text:p text:style-name="P14">5.3 <text:s text:c="2"/>De la relation avec les partenaires<text:tab/><text:a xlink:type="simple" xlink:href="#__RefHeading__1783_1810149720" text:style-name="Internet_20_link" text:visited-style-name="Internet_20_link">7</text:a></text:p>
          <text:p text:style-name="P13">6 <text:s text:c="2"/>Risque de mise en œuvre<text:tab/><text:a xlink:type="simple" xlink:href="#__RefHeading__1785_1810149720" text:style-name="Internet_20_link" text:visited-style-name="Internet_20_link">8</text:a></text:p>
        </text:index-body>
      </text:table-of-content>
      <text:p text:style-name="Standard"/>
      <text:p text:style-name="Standard"/>
      <text:p text:style-name="Standard"/>
      <text:h text:style-name="P19"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string">
            <text:p text:style-name="P2">05/03/2011</text:p>
          </table:table-cell>
          <table:table-cell table:style-name="Tableau1.A2" office:value-type="string">
            <text:p text:style-name="P2">De Potter Jerome</text:p>
          </table:table-cell>
          <table:table-cell table:style-name="Tableau1.C2" office:value-type="float" office:value="36526">
            <text:p text:style-name="P2">1.0</text:p>
          </table:table-cell>
          <table:table-cell table:style-name="Tableau1.D2" office:value-type="string">
            <text:p text:style-name="P2">Création et rédaction</text:p>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19"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1" text:outline-level="2"><text:bookmark text:name="__RefHeading__394_1336058694"/>Document applicables/Documents de référence <text:bookmark-end text:name="__RefHeading__394_1336058694"/></text:h>
      <text:h text:style-name="P20"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0"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537396444" text:style-name="L1">
        <text:list-item>
          <text:p text:style-name="P18">Plan-type «dossier de gestion de la documentation»</text:p>
        </text:list-item>
        <text:list-item>
          <text:p text:style-name="P18">etc.</text:p>
        </text:list-item>
      </text:list>
      <text:h text:style-name="P21" text:outline-level="2"><text:bookmark text:name="__RefHeading__400_1336058694"/>Terminologie et Abréviations <text:bookmark-end text:name="__RefHeading__400_1336058694"/></text:h>
      <text:p text:style-name="P10"><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0"/>
      <text:h text:style-name="P22" text:outline-level="2"><text:bookmark text:name="__RefHeading__402_1336058694"/>Délai<text:span text:style-name="T1">s</text:span> de mise en œuvre<text:bookmark-end text:name="__RefHeading__402_1336058694"/></text:h>
      <text:p text:style-name="P10"><text:tab/>Les délais de mise en œuvre de la solution standard sont relativement court. En effet, SAP existe déjà. Il s'agit donc uniquement d'installer le système et de former le personnel à son utilisation.</text:p>
      <text:p text:style-name="Text_20_body"><text:tab/>Le système informatique actuel devra être complètement refondu afin d'obtenir les meilleurs performances possibles. Étant donné le manque d'information concernant le matériel informatique actuellement utilisé tant au niveau des performances matériel que du système d'exploitation, il est envisageable de proposer un renouvellement complet du parc informatique. Chaque service à savoir maintenance, location et facturation sera équipé de plusieurs postes. Un serveur central sera installé au sein de la direction matériel. L'installation matériel et la configuration du système prendra environ 3 mois.</text:p>
      <text:p text:style-name="P10"/>
      <text:h text:style-name="Heading_20_2" text:outline-level="2"><text:bookmark text:name="__RefHeading__404_1336058694"/>Délai d'adaptation au nouveau SI<text:bookmark-end text:name="__RefHeading__404_1336058694"/></text:h>
      <text:p text:style-name="P11"><text:tab/>SAP étant une solution standard, l'adaptation du personnel pourrait être plus longue que pour l'application spécifique. En effet, celle-ci peut être développé<text:span text:style-name="T1">e</text:span> notamment pour la partie graphique en fonction des préférences du personnel de GSTP. L'utilisation de SAP impose l'adaptation obligatoire aux fonctions de SAP. Il faudra donc former au moins deux voire trois personnes par chantiers ainsi que l'ensemble du personnel de la direction matériel (service location, facturation, …).</text:p>
      <text:p text:style-name="P11"><text:tab/>L'adaptation du personnel devra être contrôlée régulièrement afin de s'assurer de la bonne marche du projet.</text:p>
      <text:p text:style-name="P11"><text:tab/>Les délais d'adaptation inclu<text:span text:style-name="T1">ent</text:span> également le temps d'informatisation de dispositif actuel. En effet, GSTP gère actuellement 40 chantiers. Il faudra donc rentrer dans SAP, les informations (matériel, facture, …) concernant ces chantiers et s'assurer qu'il ne subsiste pas de processus non automatisé. Cette phase qui doit être effectuer le plus rapidement possible risque d'être assez compliquée de part la quantité d'informations à informatiser mais également parce qu’elle ne doit pas perturber le travail en cours de GSTP.</text:p>
      <text:p text:style-name="P11"><text:tab/>L'externalisation sera aussi assez long à mettre en place puisqu'il s'agit d'externaliser au plus vite la maintenance actuellement effectuée par GSTP. Il faut donc trouver des sous-traitant assez rapidement. </text:p>
      <text:p text:style-name="P11"><text:tab/>Le temps de mise en place complète du système devrait prendre environ 3 mois.</text:p>
      <text:p text:style-name="P11"/>
      <text:h text:style-name="Heading_20_2" text:outline-level="2"><text:bookmark text:name="__RefHeading__1777_1810149720"/>Impact<text:span text:style-name="T1">s</text:span> sur l'organisation<text:bookmark-end text:name="__RefHeading__1777_1810149720"/></text:h>
      <text:h text:style-name="Heading_20_3" text:outline-level="3"><text:bookmark text:name="__RefHeading__1779_1810149720"/><text:tab/>Des structures<text:bookmark-end text:name="__RefHeading__1779_1810149720"/></text:h>
      <text:p text:style-name="Text_20_body"><text:tab/>Du point de vue organisationnel, il faut refondre complètement le département maintenance. En effet, l'externalisation implique un allègement très important du service. Le département maintenance compte actuellement une soixantaine de personne répartis sur chaque chantier pour la partie technique. Un plan de restructuration devra donc être mis en place afin de licencier ou de replacer à un autre poste dans l'entreprise ce personnel. Le service de gestion des pièces <text:span text:style-name="T1">de rechange </text:span>devra être supprimé. Les pièces de rechange et les magasins que possède GSTP seront vendus. </text:p>
      <text:p text:style-name="Text_20_body">Après réorganisation, le département maintenance ne contiendra plus qu'un seul service, le service Maintenance. Celui-ci sera en charge de la recherche de sous-traitant, de la planification et de l'établissement des contrats avec les sous-traitant<text:span text:style-name="T1">s</text:span>. <text:span text:style-name="T1">Deux</text:span> personnes travailleront dans ce nouveau service. Il y aura donc deux postes <text:span text:style-name="T1">informatiques</text:span>.</text:p>
      <text:p text:style-name="Text_20_body"><text:tab/>Le département matériel pourra être gardé tel quel. Cependant, le nombre de poste informatique sera augmenté et les postes actuels seront remplacés. Le service Gestion du <text:soft-page-break/>Matériel contiendra 3 postes. Le service Gestion du Parc Matériel et le service Facturation contiendront 1 postes chacun. </text:p>
      <text:p text:style-name="Text_20_body"><text:tab/>Tout comme le département matériel, le département achat sera peu modifié. Seul le service achat pièce de rechange sera supprimé. Deux postes informatiques seront installés pour les 3 services restants.</text:p>
      <text:h text:style-name="Heading_20_3" text:outline-level="3"><text:bookmark text:name="__RefHeading__1781_1810149720"/><text:tab/>Des processus<text:bookmark-end text:name="__RefHeading__1781_1810149720"/></text:h>
      <text:p text:style-name="Text_20_body"><text:tab/>Les processus SAP définit dans l'élaboration de la solution standard seront mis en place et gérés par les services de GSTP. </text:p>
      <text:p text:style-name="Text_20_body">La répartition des processus SAP entre les différents service sera la suivante :</text:p>
      <text:list xml:id="list996383275" text:style-name="L2">
        <text:list-item>
          <text:p text:style-name="P16">Processus Affectation → Service Gestion du Matériel</text:p>
        </text:list-item>
        <text:list-item>
          <text:p text:style-name="P16">Processus Facturation → Service Facturation</text:p>
        </text:list-item>
        <text:list-item>
          <text:p text:style-name="P16">Processus Gestion Maintenance → Service Maintenance</text:p>
        </text:list-item>
        <text:list-item>
          <text:p text:style-name="P16">Processus Location → Service Location du Matériel</text:p>
        </text:list-item>
        <text:list-item>
          <text:p text:style-name="P16">Processus Planning Maintenance → Service Maintenance</text:p>
        </text:list-item>
        <text:list-item>
          <text:p text:style-name="P16">Processus Planning Achat → Service Achat de Matériel</text:p>
        </text:list-item>
        <text:list-item>
          <text:p text:style-name="P16">Processus Planning Affectation → Service Gestion du Matériel</text:p>
        </text:list-item>
      </text:list>
      <text:p text:style-name="Text_20_body">Les autres processus non décrit dans le rapport ARIS seront également répartis entre les différents services.</text:p>
      <text:h text:style-name="Heading_20_3" text:outline-level="3"><text:bookmark text:name="__RefHeading__1783_1810149720"/><text:tab/>De la relation avec les partenaires<text:bookmark-end text:name="__RefHeading__1783_1810149720"/></text:h>
      <text:p text:style-name="Text_20_body"><text:tab/>La relation avec les chantiers sera modifié<text:span text:style-name="T1">e</text:span> dans le sens où elle sera entièrement informatisée et automatisée. SAP gérera toutes les communications entre les différents services. La relation avec les partenaires pour l'achat et la location de matériel ne sera pas modifié<text:span text:style-name="T1">e</text:span>. Certaines entreprises qui louent actuellement du matériel à GSTP pourrait être amenées à devenir des partenaires pour la maintenance. Cependant ces deux contrats, location et maintenance, sont complètement indépendant. Si un contrat de maintenance venait à être signés avec une entreprise ayant un contrat de location avec GSTP, celui-ci n'en serait pas modifié. </text:p>
      <text:p text:style-name="Text_20_body"><text:tab/>Pour la maintenance, il faudra trouver de nouveaux partenaires. La relation avec ces partenaires sera légèrement différente de celle avec les partenaires de location et achat. En effet, le matériel <text:span text:style-name="T1">pourra</text:span> être enlevé directement sur les chantiers. Ce qui implique une relation tripartite entre le département maintenance, le chantier et l'entreprise de maintenance.</text:p>
      <text:h text:style-name="Heading_20_2" text:outline-level="2"><text:bookmark text:name="__RefHeading__1785_1810149720"/>Risque de mise en œuvre<text:bookmark-end text:name="__RefHeading__1785_1810149720"/></text:h>
      <text:p text:style-name="Text_20_body"><text:tab/>La refonte complète du système d'information de GSTP n'est pas sans risque. En effet, un échec de ce projet poserait de gros problème à la fois financiers et organisationnelles à GSTP. L'adaptation à SAP n'est pas facile. Elle n'est possible qu'avec l'implication complète de tous le personnel de la direction du matériel. De plus, l'externalisation de la maintenance et une opération lourde et complexe. Le licenciement d<text:span text:style-name="T1">'</text:span>u<text:span text:style-name="T1">ne</text:span> grande partie du personnel risque de poser des problèmes sociaux et de rendre le reste du personnel hostile au changement. Un manque d'implication et des discordes au sein de la direction du matériel feront certainement échoué le projet. </text:p>
      <text:p text:style-name="Text_20_body"><text:tab/>Il faudra donc procéder par étapes. Dans un premier temps, le service d'information sera refondu avec l'installation de SAP. La maintenance sera à ce moment là encore effectué par GSTP. Cependant, c'est pendant cette première étape que GSTP devra rechercher des sous-traitant pour externaliser la maintenance. Dans une seconde étape, le service maintenance sera entièrement réorganisé. SAP prendra alors en compte cette modification. Comme les sous-traitant auront été contactés dans la première phase, la maintenance en cours pourra être immédiatement confiée à ces entreprises. </text:p>
      <text:p text:style-name="Text_20_body"><text:soft-page-break/><text:tab/>Les risques pour GSTP sont donc grand et l'opération assez compliquée. Cependant, nous sommes là pour accompagner GSTP dans ce projet et nous mettrons tout en œuvre pour qu'il se passe le mieux possi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4</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3T09:55:53.67</meta:creation-date>
    <meta:editing-duration>PT06H43M52S</meta:editing-duration>
    <meta:editing-cycles>7</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dc:date>2011-03-09T17:45:10</dc:date>
    <meta:document-statistic meta:table-count="3" meta:image-count="0" meta:object-count="0" meta:page-count="7" meta:paragraph-count="101" meta:word-count="1419" meta:character-count="9424"/>
    <dc:creator>Billy </dc:creator>
    <meta:user-defined meta:name="Info 2"/>
    <meta:user-defined meta:name="Info 3"/>
    <meta:user-defined meta:name="Info 4"/>
    <meta:user-defined meta:name="License">&lt;a href="http://templates.services.openoffice.org/bsd-license"&gt;BSD&lt;/a&gt; </meta:user-defined>
  </office:meta>
</office:document-meta>
</file>